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3D000000668DC6D16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style:writing-mode="lr-tb"/>
      <style:text-properties style:font-name="Tahoma" style:font-name-complex="Tahoma"/>
    </style:style>
    <style:style style:name="P5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6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7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style:font-size-asian="14pt" style:font-name-complex="Tahoma" style:font-size-complex="14pt"/>
    </style:style>
    <style:style style:name="P9" style:family="paragraph" style:parent-style-name="Standard">
      <style:paragraph-properties style:writing-mode="lr-tb">
        <style:tab-stops>
          <style:tab-stop style:position="4.501cm"/>
        </style:tab-stops>
      </style:paragraph-properties>
    </style:style>
    <style:style style:name="P10" style:family="paragraph" style:parent-style-name="PARERE_20_TESTO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11" style:family="paragraph" style:parent-style-name="PARERE_20_TESTO">
      <style:paragraph-properties style:writing-mode="lr-tb">
        <style:tab-stops>
          <style:tab-stop style:position="4.501cm"/>
        </style:tab-stops>
      </style:paragraph-properties>
      <style:text-properties style:font-name="Tahoma" fo:font-size="12pt" style:font-name-asian="Tahoma" style:font-size-asian="12pt" style:font-name-complex="Tahoma" style:font-size-complex="12pt"/>
    </style:style>
    <style:style style:name="P12" style:family="paragraph" style:parent-style-name="PARERE_20_TITOLO">
      <style:paragraph-properties style:writing-mode="lr-tb">
        <style:tab-stops>
          <style:tab-stop style:position="4.501cm"/>
        </style:tab-stops>
      </style:paragraph-properties>
      <style:text-properties fo:language="zxx" fo:country="none"/>
    </style:style>
    <style:style style:name="P13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15" style:family="paragraph" style:parent-style-name="Standard">
      <style:paragraph-properties fo:margin-left="8.07cm" fo:margin-right="0cm" fo:text-align="center" style:justify-single-word="false" fo:text-indent="0cm" style:auto-text-indent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fo:font-size="12pt" style:font-size-asian="12pt" style:font-name-complex="Tahoma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ahoma" style:font-name-asian="Tahoma" style:font-name-complex="Tahom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weight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[#list documentRoot.parere as p]</text:p>
      <text:p text:style-name="P3"/>
      <text:p text:style-name="P8"><text:span text:style-name="T2">${p.SUDDIVISIONE_PARERE} ${p.UNITA_PARERE}</text:span><text:span text:style-name="T4"> </text:span></text:p>
      <text:p text:style-name="P9"/>
      <text:p text:style-name="P9"/>
      <text:p text:style-name="P12">PARERE DI <text:s/>REGOLARITA' TECNICA CONCOMITANTE</text:p>
      <text:p text:style-name="P7"/>
      <text:p text:style-name="P5"/>
      <text:p text:style-name="P5"/>
      <text:p text:style-name="P5"/>
      <text:p text:style-name="P5"/>
      <text:p text:style-name="P5"/>
      <text:p text:style-name="P11">Sulla proposta n. ${p.NUMERO_PROPOSTA}<text:span text:style-name="T3">/${p.ANNO_PROPOSTA}</text:span> del ${p.SUDDIVISIONE} <text:span text:style-name="T3">${p.UNITA_PROPONENTE}</text:span> ad oggetto: <text:span text:style-name="T3">${p.OGGETTO_PROPOSTA}</text:span> si esprime ai sensi dell’art. 49, 1° comma del Decreto legislativo n. 267 del 18 agosto 2000, parere ${p.ESITO_PARERE} in ordine alla <text:span text:style-name="T3">regolarità tecnica concomitante</text:span>.</text:p>
      <text:p text:style-name="P10"/>
      <text:p text:style-name="P4"/>
      <text:p text:style-name="P4"/>
      <text:p text:style-name="P4"/>
      <text:section text:style-name="Sect1" text:name="DATA_FIRMA" text:protected="true">
        <text:p text:style-name="P6">Bologna li, ${p.DATA_FIRMA} </text:p>
      </text:section>
      <text:p text:style-name="P2"/>
      <text:p text:style-name="P1"/>
      <text:p text:style-name="P15">Sottoscritto dal Dirigente</text:p>
      <text:p text:style-name="P13">(<text:span text:style-name="T1">${p.FIRMATARIO}</text:span>)</text:p>
      <text:p text:style-name="P14">con firma digitale</text:p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ERE_20_TITOLO" style:display-name="PARERE 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" fo:font-size="12pt" fo:language="it" fo:country="IT" fo:font-weight="bold" style:font-name-asian="Tahoma" style:language-asian="it" style:country-asian="IT" style:font-name-complex="Tahoma" style:font-size-complex="12pt" style:font-weight-complex="bold" fo:hyphenate="false" fo:hyphenation-remain-char-count="2" fo:hyphenation-push-char-count="2"/>
    </style:style>
    <style:style style:name="PARERE_20_TESTO" style:display-name="PARERE 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" fo:font-size="12pt" fo:language="it" fo:country="IT" style:font-name-asian="Tahoma" style:language-asian="it" style:country-asian="IT" style:font-name-complex="Tahoma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>
      <style:text-properties style:use-window-font-color="true" style:font-name="Times New Roman" fo:font-size="12pt" fo:language="it" fo:country="IT" style:font-name-asian="Times New Roman" style:language-asian="it" style:country-asian="I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3-13T11:13:00</meta:creation-date>
    <dc:date>2014-10-07T17:00:29.44</dc:date>
    <meta:print-date>1601-01-01T00:00:00</meta:print-date>
    <meta:generator>OpenOffice/4.1.1$Win32 OpenOffice.org_project/411m6$Build-9775</meta:generator>
    <meta:editing-duration>PT37M2S</meta:editing-duration>
    <meta:editing-cycles>20</meta:editing-cycles>
    <dc:creator>Enrico Sasdelli</dc:creator>
    <meta:document-statistic meta:table-count="0" meta:image-count="1" meta:object-count="0" meta:page-count="1" meta:paragraph-count="9" meta:word-count="57" meta:character-count="517"/>
  </office:meta>
</office:document-meta>
</file>